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121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gt; In attached the database with the % of poor population plus other data<text:line-break/>&gt; we will need for the analysis and the coordinates in degrees ( in this<text:line-break/>&gt; population range we have 2553 settlements, I excluded all settlements<text:line-break/>&gt; on that size that are already connected to the grid).<text:line-break/>&gt; At the end, the demand profiles are not that different to the ones you<text:line-break/>&gt; proposed in the last email ( I got 90% poor upper limit y 54% poor<text:line-break/>&gt; lower limit). Maybe we could include one extra profile with 50% high<text:line-break/>&gt; class and and 50% low class?<text:line-break/>&gt;<text:line-break/>&gt; Population range in households  45-550<text:line-break/>&gt; Mean, %Poor population                          72%<text:line-break/>&gt; Variance=  0.182859<text:line-break/>&gt; % Poor population upper=                        90.30%<text:line-break/>&gt; % Poor population lower=                        53.70%<text:line-break/>&gt; % All data represented in range=      70.05%<text:line-break/>&gt;<text:line-break/>&gt; Here as well the data for the minigrids we have data (also in the<text:line-break/>&gt; Excel file attached):<text:line-break/>&gt;<text:line-break/>&gt; Name            Population      Households Electrification Rate 2012<text:line-break/>&gt;      % Poor  Comment<text:line-break/>&gt; El Sena         1502                374             31%<text:line-break/>&gt;               97%<text:line-break/>&gt; El Remanzo      545                         150  94%<text:line-break/>&gt;                68%<text:line-break/>&gt; El Espino       396                         109  26%<text:line-break/>&gt;                70%<text:line-break/>&gt; Toconao         800                         332  100%<text:line-break/>&gt;                                       130 High income hh, 202 low<text:line-break/>&gt; income hh<text:line-break/>&gt; Sur Lipez       1076                301             74%<text:line-break/>&gt;              83%     Point ID=9810, could be used as comparable<text:line-break/>&gt; village to Toconao<text:line-break/>&gt; Uyuni           22988               5723 96%<text:line-break/>&gt;        50%     PointID= 855, could be used as comparable village to<text:line-break/>&gt; Toconao<text:line-break/>&gt;<text:line-break/>&gt;<text:line-break/>&gt; Write me back if I can help with other activity in paralell.<text:line-break/>&gt; I already started with the paper writing :D<text:line-break/>&gt;<text:line-break/>&gt; Hugs,<text:line-break/>&gt;<text:line-break/>&gt;<text:line-break/>&gt; Gab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0T16:55:31.140856015</meta:creation-date>
    <dc:date>2020-01-10T16:56:10.319972228</dc:date>
    <meta:editing-duration>PT40S</meta:editing-duration>
    <meta:editing-cycles>1</meta:editing-cycles>
    <meta:document-statistic meta:table-count="0" meta:image-count="0" meta:object-count="0" meta:page-count="1" meta:paragraph-count="1" meta:word-count="276" meta:character-count="1759" meta:non-whitespace-character-count="1088"/>
    <meta:generator>LibreOffice/6.3.4.2.0$Linux_X86_64 LibreOffice_project/1e2df71cb6a569bbaaffb70308950743964880ae</meta:generator>
  </office:meta>
</office:document-meta>
</file>